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5dc" officeooo:paragraph-rsid="000545dc"/>
    </style:style>
    <style:style style:name="P2" style:family="paragraph" style:parent-style-name="Standard">
      <style:text-properties officeooo:rsid="0018f5fe" officeooo:paragraph-rsid="001b5aa4"/>
    </style:style>
    <style:style style:name="P3" style:family="paragraph" style:parent-style-name="Standard">
      <style:text-properties fo:font-weight="bold" officeooo:rsid="001b5aa4" officeooo:paragraph-rsid="001b5aa4" style:font-weight-asian="bold" style:font-weight-complex="bold"/>
    </style:style>
    <style:style style:name="P4" style:family="paragraph" style:parent-style-name="Standard">
      <style:text-properties fo:font-weight="bold" officeooo:rsid="0064a046" officeooo:paragraph-rsid="001cfb89" style:font-weight-asian="bold" style:font-weight-complex="bold"/>
    </style:style>
    <style:style style:name="P5" style:family="paragraph" style:parent-style-name="Standard">
      <style:text-properties fo:font-weight="bold" officeooo:rsid="001cfb89" officeooo:paragraph-rsid="001cfb89" style:font-weight-asian="bold" style:font-weight-complex="bold"/>
    </style:style>
    <style:style style:name="P6" style:family="paragraph" style:parent-style-name="Standard">
      <style:text-properties fo:font-weight="bold" officeooo:rsid="000545dc" officeooo:paragraph-rsid="001b5aa4" style:font-weight-asian="bold" style:font-weight-complex="bold"/>
    </style:style>
    <style:style style:name="P7" style:family="paragraph" style:parent-style-name="Standard">
      <style:text-properties fo:font-weight="bold" officeooo:rsid="00834a09" officeooo:paragraph-rsid="001e3b63" style:font-weight-asian="bold" style:font-weight-complex="bold"/>
    </style:style>
    <style:style style:name="P8" style:family="paragraph" style:parent-style-name="Standard">
      <style:text-properties fo:font-weight="bold" officeooo:rsid="001e3b63" officeooo:paragraph-rsid="001e3b63" style:font-weight-asian="bold" style:font-weight-complex="bold"/>
    </style:style>
    <style:style style:name="P9" style:family="paragraph" style:parent-style-name="Standard">
      <style:text-properties fo:font-weight="bold" officeooo:rsid="002419d8" officeooo:paragraph-rsid="002419d8" style:font-weight-asian="bold" style:font-weight-complex="bold"/>
    </style:style>
    <style:style style:name="P10" style:family="paragraph" style:parent-style-name="Standard">
      <style:text-properties fo:font-weight="bold" officeooo:rsid="002674fe" officeooo:paragraph-rsid="002674fe" style:font-weight-asian="bold" style:font-weight-complex="bold"/>
    </style:style>
    <style:style style:name="P11" style:family="paragraph" style:parent-style-name="Standard">
      <style:text-properties fo:font-weight="bold" officeooo:rsid="002a0fc7" officeooo:paragraph-rsid="002a0fc7" style:font-weight-asian="bold" style:font-weight-complex="bold"/>
    </style:style>
    <style:style style:name="P12" style:family="paragraph" style:parent-style-name="Standard">
      <style:text-properties fo:font-weight="bold" officeooo:rsid="002b37ae" officeooo:paragraph-rsid="002b37ae" style:font-weight-asian="bold" style:font-weight-complex="bold"/>
    </style:style>
    <style:style style:name="P13" style:family="paragraph" style:parent-style-name="Standard">
      <style:text-properties officeooo:rsid="001cfb89" officeooo:paragraph-rsid="001cfb89"/>
    </style:style>
    <style:style style:name="P14" style:family="paragraph" style:parent-style-name="Standard">
      <style:text-properties fo:font-weight="normal" officeooo:rsid="00665529" officeooo:paragraph-rsid="001cfb89" style:font-weight-asian="normal" style:font-weight-complex="normal"/>
    </style:style>
    <style:style style:name="P15" style:family="paragraph" style:parent-style-name="Standard">
      <style:text-properties officeooo:rsid="001e3b63" officeooo:paragraph-rsid="001e3b63"/>
    </style:style>
    <style:style style:name="P16" style:family="paragraph" style:parent-style-name="Standard">
      <style:text-properties officeooo:rsid="0085ef18" officeooo:paragraph-rsid="001e3b63"/>
    </style:style>
    <style:style style:name="P17" style:family="paragraph" style:parent-style-name="Standard">
      <style:text-properties officeooo:rsid="002876e0" officeooo:paragraph-rsid="00200b94"/>
    </style:style>
    <style:style style:name="P18" style:family="paragraph" style:parent-style-name="Standard">
      <style:text-properties officeooo:rsid="002876e0" officeooo:paragraph-rsid="001cfb89"/>
    </style:style>
    <style:style style:name="P19" style:family="paragraph" style:parent-style-name="Standard">
      <style:text-properties officeooo:rsid="002419d8" officeooo:paragraph-rsid="002419d8"/>
    </style:style>
    <style:style style:name="P20" style:family="paragraph" style:parent-style-name="Standard">
      <style:text-properties officeooo:rsid="00287482" officeooo:paragraph-rsid="00287482"/>
    </style:style>
    <style:style style:name="P21" style:family="paragraph" style:parent-style-name="Standard">
      <style:text-properties officeooo:rsid="002a0fc7" officeooo:paragraph-rsid="002a0fc7"/>
    </style:style>
    <style:style style:name="P22" style:family="paragraph" style:parent-style-name="Standard">
      <style:text-properties officeooo:rsid="002b37ae" officeooo:paragraph-rsid="002b37ae"/>
    </style:style>
    <style:style style:name="P23" style:family="paragraph" style:parent-style-name="Standard">
      <style:text-properties officeooo:rsid="002c3e1b" officeooo:paragraph-rsid="002c3e1b"/>
    </style:style>
    <style:style style:name="P24" style:family="paragraph" style:parent-style-name="Standard">
      <style:paragraph-properties fo:margin-left="0in" fo:margin-right="0in" fo:text-indent="0in" style:auto-text-indent="false"/>
      <style:text-properties fo:font-weight="normal" officeooo:rsid="0085ef18" officeooo:paragraph-rsid="00200b94" style:font-weight-asian="normal" style:font-weight-complex="normal"/>
    </style:style>
    <style:style style:name="P25" style:family="paragraph" style:parent-style-name="Standard">
      <style:paragraph-properties fo:margin-left="0in" fo:margin-right="0in" fo:text-indent="0in" style:auto-text-indent="false"/>
      <style:text-properties fo:font-weight="normal" officeooo:rsid="00200b94" officeooo:paragraph-rsid="00200b94"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23569e" officeooo:paragraph-rsid="0023569e" style:font-weight-asian="normal" style:font-weight-complex="normal"/>
    </style:style>
    <style:style style:name="P27" style:family="paragraph" style:parent-style-name="Standard">
      <style:paragraph-properties fo:margin-left="0in" fo:margin-right="0in" fo:text-indent="0in" style:auto-text-indent="false"/>
      <style:text-properties fo:font-weight="bold" officeooo:rsid="00200b94" officeooo:paragraph-rsid="00200b94" style:font-weight-asian="bold" style:font-weight-complex="bold"/>
    </style:style>
    <style:style style:name="P28" style:family="paragraph" style:parent-style-name="Standard">
      <style:paragraph-properties fo:margin-left="0in" fo:margin-right="0in" fo:text-indent="0in" style:auto-text-indent="false"/>
      <style:text-properties fo:font-weight="bold" officeooo:rsid="0023569e" officeooo:paragraph-rsid="00200b94" style:font-weight-asian="bold" style:font-weight-complex="bold"/>
    </style:style>
    <style:style style:name="P29" style:family="paragraph">
      <style:paragraph-properties fo:text-align="center"/>
    </style:style>
    <style:style style:name="T1" style:family="text">
      <style:text-properties officeooo:rsid="0050b696"/>
    </style:style>
    <style:style style:name="T2" style:family="text">
      <style:text-properties fo:font-weight="normal" style:font-weight-asian="normal" style:font-weight-complex="normal"/>
    </style:style>
    <style:style style:name="T3" style:family="text">
      <style:text-properties fo:font-weight="normal" officeooo:rsid="008e8fc3" style:font-weight-asian="normal" style:font-weight-complex="normal"/>
    </style:style>
    <style:style style:name="T4" style:family="text">
      <style:text-properties fo:font-weight="normal" officeooo:rsid="00665529" style:font-weight-asian="normal" style:font-weight-complex="normal"/>
    </style:style>
    <style:style style:name="T5" style:family="text">
      <style:text-properties officeooo:rsid="0090734c"/>
    </style:style>
    <style:style style:name="T6" style:family="text">
      <style:text-properties officeooo:rsid="0085ef18"/>
    </style:style>
    <style:style style:name="T7" style:family="text">
      <style:text-properties officeooo:rsid="002f1f52"/>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pping</text:p>
      <text:p text:style-name="P2"/>
      <text:p text:style-name="P2"/>
      <text:p text:style-name="P6">Introduction</text:p>
      <text:p text:style-name="P7"><text:span text:style-name="T2">The connecting glue between data, peers on the network and information across the universe </text:span><text:span text:style-name="T3">is called mapping</text:span><text:span text:style-name="T2">. <text:s/></text:span><text:span text:style-name="T4">In a science blockchain miners are called Mappers. <text:s/>The purpose of the network is to “map out' the environment, life and the Universe at large. <text:s/>Each peer in the network has the right to participate in mapping activities, whether that be </text:span><text:span text:style-name="T3">s</text:span><text:span text:style-name="T4">ensor data recording, computation or 3D printing. <text:s/>Mapping activities will be 'rewarded' by a value or voting outcome granted by each individual peer on the network. <text:s/>The proof of data mechanism on the blockchain preventing the gaming of </text:span><text:span text:style-name="T3">mapping</text:span><text:span text:style-name="T4">. </text:span></text:p>
      <text:p text:style-name="P6"/>
      <text:p text:style-name="P8">Function of Mapp<text:span text:style-name="T7">ing</text:span></text:p>
      <text:p text:style-name="P14">The act of mapping covers the following: </text:p>
      <text:p text:style-name="P4"/>
      <text:p text:style-name="P18"/>
      <text:p text:style-name="P5">Value of Science</text:p>
      <text:p text:style-name="P13"/>
      <text:p text:style-name="P8">Introduction</text:p>
      <text:p text:style-name="P16">Two forms on science value needs to be mapped out. <text:s/>Existing knowledge in the form of information and <text:span text:style-name="T5">scientific</text:span> <text:span text:style-name="T5">hypothesis</text:span> set out in information. <text:s/>A <text:span text:style-name="T5">mechanism</text:span> to map both types will be required.</text:p>
      <text:p text:style-name="P15"/>
      <text:p text:style-name="P13"/>
      <text:p text:style-name="P5">Research Signal</text:p>
      <text:p text:style-name="P13"/>
      <text:p text:style-name="P8">Introduction</text:p>
      <text:p text:style-name="P17">This will replace <text:span text:style-name="T1">pri</text:span>ce (as in monetary) signal as the governing number for <text:span text:style-name="T1">the network</text:span> to <text:span text:style-name="T6">guide its </text:span><text:s/>collaborat<text:span text:style-name="T6">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13"/>
      <text:p text:style-name="P5">ModusCoin – Infocurrency</text:p>
      <text:p text:style-name="P13"/>
      <text:p text:style-name="P8">Introduction</text:p>
      <text:p text:style-name="P24">This will be a Infocurrency. <text:s/>Crytpocurriencies reward that act of mining, an Infocurrency will reward the act of mapping. <text:s/>An Infocurrency differs from all monetary (fiat or crypto) currencies in that 'pricing' is context specific and the underpinning information in that context is actionable i.e. can be used directly in any computation.</text:p>
      <text:p text:style-name="P24"/>
      <text:p text:style-name="P27">Three value vertices's</text:p>
      <text:p text:style-name="P27"/>
      <text:p text:style-name="P25"/>
      <text:p text:style-name="P25"><draw:rect text:anchor-type="paragraph" draw:z-index="0" draw:style-name="gr1" draw:text-style-name="P29" svg:width="0.615in" svg:height="0.7713in" svg:x="0.8709in" svg:y="-0.1972in"><text:p/></draw:rect><draw:rect text:anchor-type="paragraph" draw:z-index="1" draw:style-name="gr1" draw:text-style-name="P29" svg:width="0.615in" svg:height="0.7713in" svg:x="2.3965in" svg:y="-0.2181in"><text:p/></draw:rect><draw:rect text:anchor-type="paragraph" draw:z-index="2" draw:style-name="gr1" draw:text-style-name="P29" svg:width="0.615in" svg:height="0.7713in" svg:x="3.872in" svg:y="-0.2193in"><text:p/></draw:rect><draw:custom-shape text:anchor-type="paragraph" draw:z-index="3" draw:style-name="gr2" svg:width="0.1878in" svg:height="0.1878in" svg:x="1.7665in" svg:y="0.0736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2" svg:width="0.1878in" svg:height="0.1878in" svg:x="3.3236in" svg:y="0.071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 draw:style-name="gr2" svg:width="0.198in" svg:height="0.0213in" svg:x="4.7307in" svg:y="0.1256in"><text:p/><draw:enhanced-geometry svg:viewBox="0 0 21600 21600" draw:type="rectangle" draw:enhanced-path="M 0 0 L 21600 0 21600 21600 0 21600 0 0 Z N"/></draw:custom-shape><draw:custom-shape text:anchor-type="paragraph" draw:z-index="7" draw:style-name="gr3" svg:width="1.3807in" svg:height="0.8906in" svg:x="5.2354in" svg:y="-0.1866in"><text:p>InfoCurrency</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5"><draw:custom-shape text:anchor-type="paragraph" draw:z-index="6" draw:style-name="gr2" svg:width="0.198in" svg:height="0.0213in" svg:x="4.7256in" svg:y="0.0217in"><text:p/><draw:enhanced-geometry svg:viewBox="0 0 21600 21600" draw:type="rectangle" draw:enhanced-path="M 0 0 L 21600 0 21600 21600 0 21600 0 0 Z N"/></draw:custom-shape></text:p>
      <text:p text:style-name="P25"/>
      <text:p text:style-name="P25"/>
      <text:p text:style-name="P27">Capture</text:p>
      <text:p text:style-name="P26">Fixed objective measure mechanism. Like printing your own money.</text:p>
      <text:p text:style-name="P26"/>
      <text:p text:style-name="P25"><text:soft-page-break/></text:p>
      <text:p text:style-name="P27">Compute</text:p>
      <text:p text:style-name="P26">The use of the captured data in a computation e.g. how many times</text:p>
      <text:p text:style-name="P26"/>
      <text:p text:style-name="P25"/>
      <text:p text:style-name="P28">Consensuses 'votes'</text:p>
      <text:p text:style-name="P26">A subjective value expression by any peer in the network. <text:s/>Gives the property of different 'prices' for different networks of consensus.</text:p>
      <text:p text:style-name="P25"/>
      <text:p text:style-name="P25"/>
      <text:p text:style-name="P25">Sample calculation:</text:p>
      <text:p text:style-name="P25"/>
      <text:p text:style-name="P25">1. </text:p>
      <text:p text:style-name="P25"/>
      <text:p text:style-name="P15"/>
      <text:p text:style-name="P9">Prevent fraud or gaming of the system</text:p>
      <text:p text:style-name="P19"/>
      <text:p text:style-name="P9">Made up data</text:p>
      <text:p text:style-name="P19">Proof of data mechanism via Dsensor library</text:p>
      <text:p text:style-name="P19"/>
      <text:p text:style-name="P19"/>
      <text:p text:style-name="P9">Computation for sake of computation</text:p>
      <text:p text:style-name="P19"/>
      <text:p text:style-name="P19"/>
      <text:p text:style-name="P19"/>
      <text:p text:style-name="P9">Outcome of data</text:p>
      <text:p text:style-name="P19">Proof of printing mechanism via Dprinter library</text:p>
      <text:p text:style-name="P19"/>
      <text:p text:style-name="P10">Collusion of consensus</text:p>
      <text:p text:style-name="P20">False network created to create false peer votes</text:p>
      <text:p text:style-name="P20"/>
      <text:p text:style-name="P11">No transfer of ModusCoin</text:p>
      <text:p text:style-name="P21">An infocurrency is none transferable between identities. <text:s/>It is a one way flow or osmosis of value to an individual, sharing data or computation models is the mechanism exchange 'value'. <text:s/></text:p>
      <text:p text:style-name="P21"/>
      <text:p text:style-name="P21"/>
      <text:p text:style-name="P12">Compared to Fiat or Crypto Currency</text:p>
      <text:p text:style-name="P22">One universal price signal is generated by the market mechanism, this false to hold true for a infocurrency. <text:s/>Speculation is not possible due to the non transferability of an infocurrency. <text:s/>Store of wealth, intrinsic value or transaction value are non rational mechanism for an inforcurrency.</text:p>
      <text:p text:style-name="P22"/>
      <text:p text:style-name="P22">There is no need to have money supply and demand. <text:s/>Money supply in fiat or crypto currency is abstracted to notional terms, an inforcurrency captures the information behind reality. <text:s/>If there is more than one reality there will be more than one infocurrency.</text:p>
      <text:p text:style-name="P22"/>
      <text:p text:style-name="P20"/>
      <text:p text:style-name="P20"/>
      <text:p text:style-name="P19"/>
      <text:p text:style-name="P19"/>
      <text:p text:style-name="P23"><text:soft-page-break/>Mapping <text:s/>definition</text:p>
      <text:p text:style-name="P23"/>
      <text:p text:style-name="P23">flowchart in hpy theory <text:s/>built</text:p>
      <text:p text:style-name="P23"/>
      <text:p text:style-name="P23">rightsized to or constrained to sensors <text:s/></text:p>
      <text:p text:style-name="P23"/>
      <text:p text:style-name="P23">or compute power available <text:s text:c="2"/></text:p>
      <text:p text:style-name="P23"/>
      <text:p text:style-name="P23">room temp and productivity</text:p>
      <text:p text:style-name="P23"/>
      <text:p text:style-name="P2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2:21:22.999986633</meta:creation-date>
    <meta:generator>LibreOffice/4.2.7.2$Linux_X86_64 LibreOffice_project/420m0$Build-2</meta:generator>
    <dc:date>2015-01-28T10:29:00.891081806</dc:date>
    <meta:editing-duration>PT27M16S</meta:editing-duration>
    <meta:editing-cycles>26</meta:editing-cycles>
    <meta:document-statistic meta:table-count="0" meta:image-count="0" meta:object-count="0" meta:page-count="3" meta:paragraph-count="41" meta:word-count="521" meta:character-count="3288" meta:non-whitespace-character-count="2778"/>
  </office:meta>
</office:document-meta>
</file>